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2.8181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2063in"/>
    </style:style>
    <style:style style:name="co6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6.0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9933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37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Resourc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eam Member</text:p>
          </table:table-cell>
          <table:table-cell table:style-name="ce1" office:value-type="string">
            <text:p>Procurement/Set-up Est. Date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ocation(Network(IP, Resource Name) and/or Physical Location)</text:p>
          </table:table-cell>
          <table:table-cell office:value-type="string">
            <text:p>Proposed B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ending Resource Requests</text:p>
          </table:table-cell>
          <table:table-cell table:style-name="ce2" table:number-columns-repeated="2"/>
          <table:table-cell table:style-name="ce6"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style-name="ce3" office:value-type="string">
            <text:p>Unassigned Resource Requests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4" office:value-type="string">
            <text:p>Server</text:p>
          </table:table-cell>
          <table:table-cell table:style-name="ce4" office:value-type="string">
            <text:p>Not available</text:p>
          </table:table-cell>
          <table:table-cell table:style-name="ce4" office:value-type="string">
            <text:p>Moderate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MS Project</text:p>
          </table:table-cell>
          <table:table-cell office:value-type="string">
            <text:p>Not available</text:p>
          </table:table-cell>
          <table:table-cell office:value-type="string">
            <text:p>Low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>
          <table:table-cell office:value-type="string">
            <text:p>Visio</text:p>
          </table:table-cell>
          <table:table-cell office:value-type="string">
            <text:p>1/3 Team Members</text:p>
          </table:table-cell>
          <table:table-cell office:value-type="string">
            <text:p>Moderate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Local: 1/3 Team Members Remote: 0/1</text:p>
          </table:table-cell>
          <table:table-cell office:value-type="string">
            <text:p>Critical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>
          <table:table-cell office:value-type="string">
            <text:p>Sabermetrics References</text:p>
          </table:table-cell>
          <table:table-cell office:value-type="string">
            <text:p>Not available</text:p>
          </table:table-cell>
          <table:table-cell office:value-type="string">
            <text:p>Low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>
          <table:table-cell office:value-type="string">
            <text:p>Statistics References</text:p>
          </table:table-cell>
          <table:table-cell office:value-type="string">
            <text:p>Not available</text:p>
          </table:table-cell>
          <table:table-cell office:value-type="string">
            <text:p>Low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>
          <table:table-cell office:value-type="string">
            <text:p>Pertinant Technical Manuals</text:p>
          </table:table-cell>
          <table:table-cell office:value-type="string">
            <text:p>Not available</text:p>
          </table:table-cell>
          <table:table-cell office:value-type="string">
            <text:p>Low</text:p>
          </table:table-cell>
          <table:table-cell table:style-name="ce4" office:value-type="string">
            <text:p>Not assigned</text:p>
          </table:table-cell>
          <table:table-cell table:style-name="ce4" office:value-type="string">
            <text:p>Unknown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string">
            <text:p>Z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ompleted Resource Requests</text:p>
          </table:table-cell>
          <table:table-cell table:style-name="ce5" table:number-columns-repeated="1023"/>
        </table:table-row>
        <table:table-row table:style-name="ro3">
          <table:table-cell office:value-type="string">
            <text:p>Project Documentation Setup</text:p>
          </table:table-cell>
          <table:table-cell office:value-type="string">
            <text:p>Complete</text:p>
          </table:table-cell>
          <table:table-cell office:value-type="string">
            <text:p>High</text:p>
          </table:table-cell>
          <table:table-cell office:value-type="string">
            <text:p>ZS</text:p>
          </table:table-cell>
          <table:table-cell table:style-name="ce8" office:value-type="date" office:date-value="2015-02-02">
            <text:p>02/02/15</text:p>
          </table:table-cell>
          <table:table-cell office:value-type="string">
            <text:p>N/A</text:p>
          </table:table-cell>
          <table:table-cell table:style-name="ce9" office:value-type="string">
            <text:p><text:a xlink:href="../GitHub%20Capstone%20Repository">https://github.com/blipstream/WUCapstoneDocumentationSpring14_MPeavler_TBean_ZSmith</text:a></text:p>
          </table:table-cell>
          <table:table-cell office:value-type="string">
            <text:p>All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1/31/2015</text:date>, <text:time>00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Smith</meta:initial-creator>
    <meta:creation-date>2015-01-30T21:46:42.15</meta:creation-date>
    <dc:date>2015-01-31T00:30:00.97</dc:date>
    <dc:creator>Zachary Smith</dc:creator>
    <meta:editing-duration>PT44M34S</meta:editing-duration>
    <meta:editing-cycles>2</meta:editing-cycles>
    <meta:generator>OpenOffice/4.1.1$Win32 OpenOffice.org_project/411m6$Build-9775</meta:generator>
    <meta:document-statistic meta:table-count="3" meta:cell-count="75" meta:object-count="0"/>
  </office:meta>
</office:document-meta>
</file>